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Gras Italique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3" fo:font-weight="bold" officeooo:rsid="000acafb" officeooo:paragraph-rsid="000acafb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officeooo:paragraph-rsid="000acafb"/>
    </style:style>
    <style:style style:name="P3" style:family="paragraph" style:parent-style-name="Standard">
      <style:text-properties fo:language="fr" fo:country="FR" fo:font-style="normal" officeooo:rsid="006b5e63" officeooo:paragraph-rsid="007cfb8d" style:font-style-asian="normal" style:font-style-complex="normal"/>
    </style:style>
    <style:style style:name="P4" style:family="paragraph" style:parent-style-name="Standard">
      <style:text-properties fo:language="fr" fo:country="FR" fo:font-style="normal" officeooo:rsid="006b5e63" officeooo:paragraph-rsid="00817a1f" style:font-style-asian="normal" style:font-style-complex="normal"/>
    </style:style>
    <style:style style:name="P5" style:family="paragraph" style:parent-style-name="Standard">
      <style:text-properties fo:language="fr" fo:country="FR" fo:font-style="normal" officeooo:rsid="006b5e63" officeooo:paragraph-rsid="0082878d" style:font-style-asian="normal" style:font-style-complex="normal"/>
    </style:style>
    <style:style style:name="P6" style:family="paragraph" style:parent-style-name="Standard">
      <style:text-properties fo:language="fr" fo:country="FR" officeooo:paragraph-rsid="0085c365"/>
    </style:style>
    <style:style style:name="P7" style:family="paragraph" style:parent-style-name="Standard">
      <style:text-properties fo:language="fr" fo:country="FR" officeooo:paragraph-rsid="009d85b7"/>
    </style:style>
    <style:style style:name="P8" style:family="paragraph" style:parent-style-name="Standard">
      <style:text-properties officeooo:paragraph-rsid="00a5cd2a"/>
    </style:style>
    <style:style style:name="P9" style:family="paragraph" style:parent-style-name="Text_20_body">
      <style:text-properties fo:font-weight="normal" officeooo:rsid="002b27bb" officeooo:paragraph-rsid="002b27bb" style:font-weight-asian="normal" style:font-weight-complex="normal"/>
    </style:style>
    <style:style style:name="P10" style:family="paragraph" style:parent-style-name="Text_20_body">
      <style:text-properties fo:font-weight="normal" officeooo:rsid="00446d30" officeooo:paragraph-rsid="00446d30" style:font-weight-asian="normal" style:font-weight-complex="normal"/>
    </style:style>
    <style:style style:name="P11" style:family="paragraph" style:parent-style-name="Text_20_body">
      <style:text-properties fo:font-weight="normal" officeooo:rsid="00446d30" officeooo:paragraph-rsid="005650e2" style:font-weight-asian="normal" style:font-weight-complex="normal"/>
    </style:style>
    <style:style style:name="P12" style:family="paragraph" style:parent-style-name="Text_20_body">
      <style:text-properties officeooo:rsid="002f7ce8" officeooo:paragraph-rsid="002f7ce8"/>
    </style:style>
    <style:style style:name="P13" style:family="paragraph" style:parent-style-name="Text_20_body">
      <style:text-properties fo:font-style="italic" fo:font-weight="normal" officeooo:rsid="002b27bb" officeooo:paragraph-rsid="002b27bb" style:font-style-asian="italic" style:font-weight-asian="normal" style:font-style-complex="italic" style:font-weight-complex="normal"/>
    </style:style>
    <style:style style:name="P14" style:family="paragraph" style:parent-style-name="Text_20_body">
      <style:text-properties fo:font-style="italic" fo:font-weight="normal" officeooo:rsid="002c8940" officeooo:paragraph-rsid="002c8940" style:font-style-asian="italic" style:font-weight-asian="normal" style:font-style-complex="italic" style:font-weight-complex="normal"/>
    </style:style>
    <style:style style:name="P15" style:family="paragraph" style:parent-style-name="Text_20_body">
      <style:text-properties fo:font-style="italic" fo:font-weight="normal" officeooo:rsid="0058822c" officeooo:paragraph-rsid="0058822c" style:font-style-asian="italic" style:font-weight-asian="normal" style:font-style-complex="italic" style:font-weight-complex="normal"/>
    </style:style>
    <style:style style:name="P16" style:family="paragraph" style:parent-style-name="Text_20_body">
      <style:text-properties fo:font-style="italic" officeooo:rsid="004e4341" officeooo:paragraph-rsid="004e4341" style:font-style-asian="italic" style:font-style-complex="italic"/>
    </style:style>
    <style:style style:name="P17" style:family="paragraph" style:parent-style-name="Text_20_body">
      <style:text-properties fo:font-style="italic" officeooo:rsid="00535809" officeooo:paragraph-rsid="00535809" style:font-style-asian="italic" style:font-style-complex="italic"/>
    </style:style>
    <style:style style:name="P18" style:family="paragraph" style:parent-style-name="Text_20_body">
      <style:text-properties fo:font-style="italic" officeooo:rsid="00606380" officeooo:paragraph-rsid="00606380" style:font-style-asian="italic" style:font-style-complex="italic"/>
    </style:style>
    <style:style style:name="P19" style:family="paragraph" style:parent-style-name="Text_20_body">
      <style:text-properties fo:font-style="italic" officeooo:rsid="00680463" officeooo:paragraph-rsid="006b5e63" style:font-style-asian="italic" style:font-style-complex="italic"/>
    </style:style>
    <style:style style:name="P20" style:family="paragraph" style:parent-style-name="Text_20_body">
      <style:text-properties fo:font-style="italic" officeooo:rsid="006b5e63" officeooo:paragraph-rsid="006b5e63" style:font-style-asian="italic" style:font-style-complex="italic"/>
    </style:style>
    <style:style style:name="P21" style:family="paragraph" style:parent-style-name="Text_20_body">
      <style:text-properties officeooo:rsid="0038f747" officeooo:paragraph-rsid="0038f747"/>
    </style:style>
    <style:style style:name="P22" style:family="paragraph" style:parent-style-name="Text_20_body">
      <style:text-properties officeooo:paragraph-rsid="003e13f0"/>
    </style:style>
    <style:style style:name="P23" style:family="paragraph" style:parent-style-name="Text_20_body">
      <style:text-properties officeooo:rsid="004de92c" officeooo:paragraph-rsid="004de92c"/>
    </style:style>
    <style:style style:name="P24" style:family="paragraph" style:parent-style-name="Text_20_body">
      <style:text-properties officeooo:rsid="005f2d7d" officeooo:paragraph-rsid="005f2d7d"/>
    </style:style>
    <style:style style:name="P25" style:family="paragraph" style:parent-style-name="Text_20_body">
      <style:text-properties officeooo:rsid="006c7f69" officeooo:paragraph-rsid="006c7f69"/>
    </style:style>
    <style:style style:name="P26" style:family="paragraph" style:parent-style-name="Text_20_body">
      <style:text-properties officeooo:rsid="00a19626" officeooo:paragraph-rsid="00a19626"/>
    </style:style>
    <style:style style:name="P27" style:family="paragraph" style:parent-style-name="Text_20_body">
      <style:text-properties officeooo:rsid="00b19979" officeooo:paragraph-rsid="00b19979"/>
    </style:style>
    <style:style style:name="P28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31" style:family="paragraph" style:parent-style-name="Standard">
      <style:text-properties fo:language="fr" fo:country="FR" officeooo:rsid="0084beb1" officeooo:paragraph-rsid="0085c365"/>
    </style:style>
    <style:style style:name="P32" style:family="paragraph" style:parent-style-name="Standard">
      <style:text-properties fo:language="fr" fo:country="FR" officeooo:rsid="0084beb1" officeooo:paragraph-rsid="009d85b7"/>
    </style:style>
    <style:style style:name="P33" style:family="paragraph" style:parent-style-name="Text_20_body">
      <style:text-properties fo:language="fr" fo:country="FR" fo:font-style="italic" fo:font-weight="normal" officeooo:rsid="0046bf33" officeooo:paragraph-rsid="0046bf33" style:font-style-asian="italic" style:font-weight-asian="normal" style:font-style-complex="italic" style:font-weight-complex="normal"/>
    </style:style>
    <style:style style:name="P34" style:family="paragraph" style:parent-style-name="Text_20_body">
      <style:text-properties fo:language="fr" fo:country="FR" fo:font-style="italic" officeooo:rsid="004e4341" officeooo:paragraph-rsid="004e4341" style:font-style-asian="italic" style:font-style-complex="italic"/>
    </style:style>
    <style:style style:name="P35" style:family="paragraph" style:parent-style-name="Text_20_body">
      <style:text-properties fo:language="fr" fo:country="FR" fo:font-style="italic" officeooo:rsid="004e4341" officeooo:paragraph-rsid="0083b083" style:font-style-asian="italic" style:font-style-complex="italic"/>
    </style:style>
    <style:style style:name="P36" style:family="paragraph" style:parent-style-name="Text_20_body">
      <style:text-properties fo:language="fr" fo:country="FR" fo:font-style="italic" officeooo:rsid="00606380" officeooo:paragraph-rsid="00606380" style:font-style-asian="italic" style:font-style-complex="italic"/>
    </style:style>
    <style:style style:name="P37" style:family="paragraph" style:parent-style-name="Text_20_body">
      <style:text-properties fo:language="fr" fo:country="FR" fo:font-style="italic" officeooo:rsid="006b5e63" officeooo:paragraph-rsid="006b5e63" style:font-style-asian="italic" style:font-style-complex="italic"/>
    </style:style>
    <style:style style:name="P38" style:family="paragraph" style:parent-style-name="Text_20_body">
      <style:text-properties fo:language="fr" fo:country="FR" fo:font-style="italic" officeooo:rsid="0082ec39" officeooo:paragraph-rsid="006b5e63" style:font-style-asian="italic" style:font-style-complex="italic"/>
    </style:style>
    <style:style style:name="P39" style:family="paragraph" style:parent-style-name="Text_20_body">
      <style:text-properties fo:language="fr" fo:country="FR" fo:font-style="italic" officeooo:rsid="00b19979" officeooo:paragraph-rsid="00b19979" style:font-style-asian="italic" style:font-style-complex="italic"/>
    </style:style>
    <style:style style:name="P40" style:family="paragraph" style:parent-style-name="Text_20_body">
      <style:text-properties fo:language="fr" fo:country="FR" officeooo:rsid="00689184" officeooo:paragraph-rsid="00689184"/>
    </style:style>
    <style:style style:name="P41" style:family="paragraph" style:parent-style-name="Text_20_body">
      <style:text-properties fo:language="fr" fo:country="FR" officeooo:rsid="0083b083" officeooo:paragraph-rsid="0083b083"/>
    </style:style>
    <style:style style:name="P42" style:family="paragraph" style:parent-style-name="Text_20_body">
      <style:text-properties fo:language="fr" fo:country="FR" officeooo:rsid="0084beb1" officeooo:paragraph-rsid="0084beb1"/>
    </style:style>
    <style:style style:name="P43" style:family="paragraph" style:parent-style-name="Text_20_body">
      <style:text-properties fo:language="fr" fo:country="FR" officeooo:rsid="00af4d13" officeooo:paragraph-rsid="00af4d13"/>
    </style:style>
    <style:style style:name="P44" style:family="paragraph" style:parent-style-name="Text_20_body">
      <style:text-properties fo:font-style="normal" officeooo:rsid="00606380" officeooo:paragraph-rsid="00606380" style:font-style-asian="normal" style:font-style-complex="normal"/>
    </style:style>
    <style:style style:name="P45" style:family="paragraph" style:parent-style-name="Text_20_body">
      <style:text-properties officeooo:rsid="00a9106a" officeooo:paragraph-rsid="00a9106a"/>
    </style:style>
    <style:style style:name="P46" style:family="paragraph" style:parent-style-name="Text_20_body">
      <style:text-properties officeooo:rsid="00af4d13" officeooo:paragraph-rsid="00af4d13"/>
    </style:style>
    <style:style style:name="P47" style:family="paragraph" style:parent-style-name="Text_20_body">
      <style:text-properties officeooo:rsid="00bacd47" officeooo:paragraph-rsid="00bacd47"/>
    </style:style>
    <style:style style:name="P48" style:family="paragraph" style:parent-style-name="Heading_20_1">
      <style:text-properties officeooo:rsid="002235fa" officeooo:paragraph-rsid="002235fa"/>
    </style:style>
    <style:style style:name="P49" style:family="paragraph" style:parent-style-name="Heading_20_1">
      <style:text-properties officeooo:rsid="00304bef" officeooo:paragraph-rsid="00304bef"/>
    </style:style>
    <style:style style:name="P50" style:family="paragraph" style:parent-style-name="Heading_20_1">
      <style:text-properties officeooo:rsid="0070c184" officeooo:paragraph-rsid="0070c184"/>
    </style:style>
    <style:style style:name="P51" style:family="paragraph" style:parent-style-name="Heading_20_1">
      <style:text-properties officeooo:rsid="00a9106a" officeooo:paragraph-rsid="00a9106a"/>
    </style:style>
    <style:style style:name="P52" style:family="paragraph" style:parent-style-name="Heading_20_1">
      <style:text-properties fo:font-style="normal" officeooo:rsid="002f7ce8" officeooo:paragraph-rsid="002f7ce8" style:font-style-asian="normal" style:font-style-complex="normal"/>
    </style:style>
    <style:style style:name="P53" style:family="paragraph" style:parent-style-name="Heading_20_1">
      <style:paragraph-properties fo:break-before="page"/>
      <style:text-properties officeooo:rsid="0038f747" officeooo:paragraph-rsid="0038f747"/>
    </style:style>
    <style:style style:name="P54" style:family="paragraph" style:parent-style-name="Heading_20_2">
      <style:text-properties fo:font-style="normal" fo:font-weight="bold" officeooo:rsid="00276b13" officeooo:paragraph-rsid="00276b13" style:font-style-asian="normal" style:font-weight-asian="bold" style:font-style-complex="normal" style:font-weight-complex="bold"/>
    </style:style>
    <style:style style:name="P55" style:family="paragraph" style:parent-style-name="Heading_20_2">
      <style:text-properties fo:font-style="normal" fo:font-weight="bold" officeooo:rsid="0043528b" officeooo:paragraph-rsid="0043528b" style:font-style-asian="normal" style:font-weight-asian="bold" style:font-style-complex="normal" style:font-weight-complex="bold"/>
    </style:style>
    <style:style style:name="P56" style:family="paragraph" style:parent-style-name="Heading_20_2">
      <style:text-properties officeooo:rsid="003ff3fb" officeooo:paragraph-rsid="003ff3fb"/>
    </style:style>
    <style:style style:name="P57" style:family="paragraph" style:parent-style-name="Heading_20_2">
      <style:text-properties fo:language="fr" fo:country="FR" officeooo:rsid="0051d547" officeooo:paragraph-rsid="0051d547"/>
    </style:style>
    <style:style style:name="P58" style:family="paragraph" style:parent-style-name="Heading_20_2">
      <style:text-properties fo:language="fr" fo:country="FR" officeooo:rsid="0083b083" officeooo:paragraph-rsid="0083b083"/>
    </style:style>
    <style:style style:name="P59" style:family="paragraph" style:parent-style-name="Heading_20_2">
      <style:text-properties fo:language="fr" fo:country="FR" officeooo:rsid="0084beb1" officeooo:paragraph-rsid="0084beb1"/>
    </style:style>
    <style:style style:name="P60" style:family="paragraph" style:parent-style-name="Heading_20_2">
      <style:text-properties officeooo:rsid="00549dc2" officeooo:paragraph-rsid="00549dc2"/>
    </style:style>
    <style:style style:name="P61" style:family="paragraph" style:parent-style-name="Heading_20_2">
      <style:text-properties officeooo:rsid="00648ede" officeooo:paragraph-rsid="00648ede"/>
    </style:style>
    <style:style style:name="P62" style:family="paragraph" style:parent-style-name="Heading_20_2">
      <style:text-properties officeooo:paragraph-rsid="00722d31"/>
    </style:style>
    <style:style style:name="P63" style:family="paragraph" style:parent-style-name="Heading_20_2">
      <style:text-properties officeooo:rsid="00a5cd2a" officeooo:paragraph-rsid="00a5cd2a"/>
    </style:style>
    <style:style style:name="P64" style:family="paragraph" style:parent-style-name="Heading_20_2">
      <style:text-properties officeooo:rsid="00ad2ee8" officeooo:paragraph-rsid="00ad2ee8"/>
    </style:style>
    <style:style style:name="P65" style:family="paragraph" style:parent-style-name="Heading_20_2">
      <style:text-properties officeooo:rsid="00af4d13" officeooo:paragraph-rsid="00af4d13"/>
    </style:style>
    <style:style style:name="P66" style:family="paragraph" style:parent-style-name="Heading_20_2">
      <style:text-properties officeooo:rsid="00a9106a" officeooo:paragraph-rsid="00a9106a"/>
    </style:style>
    <style:style style:name="P67" style:family="paragraph" style:parent-style-name="Heading_20_3">
      <style:text-properties officeooo:rsid="004a8b5d" officeooo:paragraph-rsid="004a8b5d"/>
    </style:style>
    <style:style style:name="P68" style:family="paragraph" style:parent-style-name="Heading_20_3">
      <style:text-properties fo:language="fr" fo:country="FR" officeooo:rsid="004c1e5e" officeooo:paragraph-rsid="004c1e5e"/>
    </style:style>
    <style:style style:name="P69" style:family="paragraph" style:parent-style-name="Heading_20_3">
      <style:text-properties fo:language="fr" fo:country="FR" officeooo:rsid="005f2d7d" officeooo:paragraph-rsid="005f2d7d"/>
    </style:style>
    <style:style style:name="P70" style:family="paragraph" style:parent-style-name="Heading_20_3">
      <style:text-properties officeooo:rsid="005c0d7d" officeooo:paragraph-rsid="005c0d7d"/>
    </style:style>
    <style:style style:name="P71" style:family="paragraph" style:parent-style-name="Heading_20_3">
      <style:text-properties officeooo:rsid="00917c14" officeooo:paragraph-rsid="00917c14"/>
    </style:style>
    <style:style style:name="P72" style:family="paragraph" style:parent-style-name="Heading_20_3">
      <style:text-properties officeooo:rsid="00931ed9" officeooo:paragraph-rsid="00931ed9"/>
    </style:style>
    <style:style style:name="T1" style:family="text">
      <style:text-properties fo:font-weight="bold" officeooo:rsid="0084beb1" style:font-weight-asian="bold" style:font-weight-complex="bold"/>
    </style:style>
    <style:style style:name="T2" style:family="text">
      <style:text-properties fo:font-weight="normal" officeooo:rsid="0084beb1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276b13" style:font-style-asian="normal" style:font-style-complex="normal"/>
    </style:style>
    <style:style style:name="T5" style:family="text">
      <style:text-properties officeooo:rsid="002af581"/>
    </style:style>
    <style:style style:name="T6" style:family="text">
      <style:text-properties fo:language="fr" fo:country="FR"/>
    </style:style>
    <style:style style:name="T7" style:family="text">
      <style:text-properties fo:language="fr" fo:country="FR" officeooo:rsid="00339d75"/>
    </style:style>
    <style:style style:name="T8" style:family="text">
      <style:text-properties fo:language="fr" fo:country="FR" officeooo:rsid="00358e25"/>
    </style:style>
    <style:style style:name="T9" style:family="text">
      <style:text-properties fo:language="fr" fo:country="FR" officeooo:rsid="0038469c"/>
    </style:style>
    <style:style style:name="T10" style:family="text">
      <style:text-properties fo:language="fr" fo:country="FR" officeooo:rsid="0018d78d"/>
    </style:style>
    <style:style style:name="T11" style:family="text">
      <style:text-properties fo:language="fr" fo:country="FR" fo:font-weight="bold" officeooo:rsid="001a2f14" style:font-weight-asian="bold" style:font-weight-complex="bold"/>
    </style:style>
    <style:style style:name="T12" style:family="text">
      <style:text-properties fo:language="fr" fo:country="FR" fo:font-weight="normal" officeooo:rsid="001a2f14" style:font-weight-asian="normal" style:font-weight-complex="normal"/>
    </style:style>
    <style:style style:name="T13" style:family="text">
      <style:text-properties fo:language="fr" fo:country="FR" fo:font-weight="normal" officeooo:rsid="001cf3cd" style:font-weight-asian="normal" style:font-weight-complex="normal"/>
    </style:style>
    <style:style style:name="T14" style:family="text">
      <style:text-properties fo:language="fr" fo:country="FR" fo:font-style="italic" fo:font-weight="normal" officeooo:rsid="00205490" style:font-style-asian="italic" style:font-weight-asian="normal" style:font-style-complex="italic" style:font-weight-complex="normal"/>
    </style:style>
    <style:style style:name="T15" style:family="text">
      <style:text-properties fo:language="fr" fo:country="FR" fo:font-style="italic" fo:font-weight="normal" officeooo:rsid="002235fa" style:font-style-asian="italic" style:font-weight-asian="normal" style:font-style-complex="italic" style:font-weight-complex="normal"/>
    </style:style>
    <style:style style:name="T16" style:family="text">
      <style:text-properties fo:language="fr" fo:country="FR" fo:font-style="italic" fo:font-weight="normal" officeooo:rsid="002e083f" style:font-style-asian="italic" style:font-weight-asian="normal" style:font-style-complex="italic" style:font-weight-complex="normal"/>
    </style:style>
    <style:style style:name="T17" style:family="text">
      <style:text-properties fo:language="fr" fo:country="FR" officeooo:rsid="002235fa"/>
    </style:style>
    <style:style style:name="T18" style:family="text">
      <style:text-properties fo:language="fr" fo:country="FR"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language="fr" fo:country="FR" fo:font-style="normal" fo:font-weight="bold" officeooo:rsid="00446d30" style:font-style-asian="normal" style:font-weight-asian="bold" style:font-style-complex="normal" style:font-weight-complex="bold"/>
    </style:style>
    <style:style style:name="T20" style:family="text">
      <style:text-properties fo:language="fr" fo:country="FR" fo:font-style="normal" style:font-style-asian="normal" style:font-style-complex="normal"/>
    </style:style>
    <style:style style:name="T21" style:family="text">
      <style:text-properties fo:language="fr" fo:country="FR" fo:font-style="normal" officeooo:rsid="0043528b" style:font-style-asian="normal" style:font-style-complex="normal"/>
    </style:style>
    <style:style style:name="T22" style:family="text">
      <style:text-properties fo:language="fr" fo:country="FR" fo:font-style="normal" officeooo:rsid="0046bf33" style:font-style-asian="normal" style:font-style-complex="normal"/>
    </style:style>
    <style:style style:name="T23" style:family="text">
      <style:text-properties fo:language="fr" fo:country="FR" fo:font-style="normal" officeooo:rsid="00549dc2" style:font-style-asian="normal" style:font-style-complex="normal"/>
    </style:style>
    <style:style style:name="T24" style:family="text">
      <style:text-properties fo:language="fr" fo:country="FR" fo:font-style="normal" officeooo:rsid="00568b87" style:font-style-asian="normal" style:font-style-complex="normal"/>
    </style:style>
    <style:style style:name="T25" style:family="text">
      <style:text-properties fo:language="fr" fo:country="FR" fo:font-style="normal" officeooo:rsid="00579ec9" style:font-style-asian="normal" style:font-style-complex="normal"/>
    </style:style>
    <style:style style:name="T26" style:family="text">
      <style:text-properties fo:language="fr" fo:country="FR" officeooo:rsid="0046bf33"/>
    </style:style>
    <style:style style:name="T27" style:family="text">
      <style:text-properties fo:language="fr" fo:country="FR" officeooo:rsid="004c1e5e"/>
    </style:style>
    <style:style style:name="T28" style:family="text">
      <style:text-properties fo:language="fr" fo:country="FR" officeooo:rsid="00501596"/>
    </style:style>
    <style:style style:name="T29" style:family="text">
      <style:text-properties fo:language="fr" fo:country="FR" officeooo:rsid="0051d547"/>
    </style:style>
    <style:style style:name="T30" style:family="text">
      <style:text-properties fo:language="fr" fo:country="FR" officeooo:rsid="00549dc2"/>
    </style:style>
    <style:style style:name="T31" style:family="text">
      <style:text-properties fo:language="fr" fo:country="FR" officeooo:rsid="005b0201"/>
    </style:style>
    <style:style style:name="T32" style:family="text">
      <style:text-properties fo:language="fr" fo:country="FR" officeooo:rsid="005c0d7d"/>
    </style:style>
    <style:style style:name="T33" style:family="text">
      <style:text-properties fo:language="fr" fo:country="FR" officeooo:rsid="005d9340"/>
    </style:style>
    <style:style style:name="T34" style:family="text">
      <style:text-properties fo:language="fr" fo:country="FR" officeooo:rsid="005e6f55"/>
    </style:style>
    <style:style style:name="T35" style:family="text">
      <style:text-properties fo:language="fr" fo:country="FR" officeooo:rsid="00606380"/>
    </style:style>
    <style:style style:name="T36" style:family="text">
      <style:text-properties fo:language="fr" fo:country="FR" officeooo:rsid="0061f041"/>
    </style:style>
    <style:style style:name="T37" style:family="text">
      <style:text-properties fo:language="fr" fo:country="FR" officeooo:rsid="0063792f"/>
    </style:style>
    <style:style style:name="T38" style:family="text">
      <style:text-properties fo:language="fr" fo:country="FR" officeooo:rsid="006a1618"/>
    </style:style>
    <style:style style:name="T39" style:family="text">
      <style:text-properties fo:language="fr" fo:country="FR" officeooo:rsid="006b5e63"/>
    </style:style>
    <style:style style:name="T40" style:family="text">
      <style:text-properties fo:language="fr" fo:country="FR" officeooo:rsid="006be076"/>
    </style:style>
    <style:style style:name="T41" style:family="text">
      <style:text-properties fo:language="fr" fo:country="FR" officeooo:rsid="006c7f69"/>
    </style:style>
    <style:style style:name="T42" style:family="text">
      <style:text-properties fo:language="fr" fo:country="FR" officeooo:rsid="0070c184"/>
    </style:style>
    <style:style style:name="T43" style:family="text">
      <style:text-properties fo:language="fr" fo:country="FR" officeooo:rsid="00722d31"/>
    </style:style>
    <style:style style:name="T44" style:family="text">
      <style:text-properties fo:language="fr" fo:country="FR" officeooo:rsid="0074f440"/>
    </style:style>
    <style:style style:name="T45" style:family="text">
      <style:text-properties fo:language="fr" fo:country="FR" officeooo:rsid="0082ec39"/>
    </style:style>
    <style:style style:name="T46" style:family="text">
      <style:text-properties fo:language="fr" fo:country="FR" officeooo:rsid="0084beb1"/>
    </style:style>
    <style:style style:name="T47" style:family="text">
      <style:text-properties fo:language="fr" fo:country="FR" officeooo:rsid="009287d3"/>
    </style:style>
    <style:style style:name="T48" style:family="text">
      <style:text-properties fo:language="fr" fo:country="FR" officeooo:rsid="00931ed9"/>
    </style:style>
    <style:style style:name="T49" style:family="text">
      <style:text-properties fo:language="fr" fo:country="FR" officeooo:rsid="00a1e5a3"/>
    </style:style>
    <style:style style:name="T50" style:family="text">
      <style:text-properties fo:language="fr" fo:country="FR" officeooo:rsid="00a3728f"/>
    </style:style>
    <style:style style:name="T51" style:family="text">
      <style:text-properties fo:language="fr" fo:country="FR" officeooo:rsid="00a5cd2a"/>
    </style:style>
    <style:style style:name="T52" style:family="text">
      <style:text-properties fo:language="fr" fo:country="FR" officeooo:rsid="00a6863e"/>
    </style:style>
    <style:style style:name="T53" style:family="text">
      <style:text-properties fo:language="fr" fo:country="FR" officeooo:rsid="00a9106a"/>
    </style:style>
    <style:style style:name="T54" style:family="text">
      <style:text-properties fo:language="fr" fo:country="FR" officeooo:rsid="00aad597"/>
    </style:style>
    <style:style style:name="T55" style:family="text">
      <style:text-properties fo:language="fr" fo:country="FR" officeooo:rsid="00ad2ee8"/>
    </style:style>
    <style:style style:name="T56" style:family="text">
      <style:text-properties fo:language="fr" fo:country="FR" officeooo:rsid="00afaf46"/>
    </style:style>
    <style:style style:name="T57" style:family="text">
      <style:text-properties fo:language="fr" fo:country="FR" officeooo:rsid="00b42605"/>
    </style:style>
    <style:style style:name="T58" style:family="text">
      <style:text-properties fo:language="fr" fo:country="FR" officeooo:rsid="00b8ef3f"/>
    </style:style>
    <style:style style:name="T59" style:family="text">
      <style:text-properties fo:language="fr" fo:country="FR" officeooo:rsid="00bacd47"/>
    </style:style>
    <style:style style:name="T60" style:family="text">
      <style:text-properties officeooo:rsid="0039d21e"/>
    </style:style>
    <style:style style:name="T61" style:family="text">
      <style:text-properties officeooo:rsid="0040999a"/>
    </style:style>
    <style:style style:name="T62" style:family="text">
      <style:text-properties style:text-position="super 58%" fo:language="fr" fo:country="FR" officeooo:rsid="00606380"/>
    </style:style>
    <style:style style:name="T63" style:family="text">
      <style:text-properties officeooo:rsid="0077e68c"/>
    </style:style>
    <style:style style:name="T64" style:family="text">
      <style:text-properties officeooo:rsid="0079d638"/>
    </style:style>
    <style:style style:name="T65" style:family="text">
      <style:text-properties officeooo:rsid="0079e8b6"/>
    </style:style>
    <style:style style:name="T66" style:family="text">
      <style:text-properties officeooo:rsid="007a7d48"/>
    </style:style>
    <style:style style:name="T67" style:family="text">
      <style:text-properties officeooo:rsid="007cd5d1"/>
    </style:style>
    <style:style style:name="T68" style:family="text">
      <style:text-properties officeooo:rsid="007cfb8d"/>
    </style:style>
    <style:style style:name="T69" style:family="text">
      <style:text-properties officeooo:rsid="007fb49d"/>
    </style:style>
    <style:style style:name="T70" style:family="text">
      <style:text-properties officeooo:rsid="00817a1f"/>
    </style:style>
    <style:style style:name="T71" style:family="text">
      <style:text-properties officeooo:rsid="0082878d"/>
    </style:style>
    <style:style style:name="T72" style:family="text">
      <style:text-properties officeooo:rsid="0084beb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ventions de nommage/codage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des matières</text:p>
          </text:index-title>
          <text:p text:style-name="P28"><text:a xlink:type="simple" xlink:href="#__RefHeading__116_1573302270" text:style-name="Index_20_Link" text:visited-style-name="Index_20_Link">1Général<text:tab/>2</text:a></text:p>
          <text:p text:style-name="P28"><text:a xlink:type="simple" xlink:href="#__RefHeading__107_1573302270" text:style-name="Index_20_Link" text:visited-style-name="Index_20_Link">2Fichiers<text:tab/>2</text:a></text:p>
          <text:p text:style-name="P29"><text:a xlink:type="simple" xlink:href="#__RefHeading__118_1573302270" text:style-name="Index_20_Link" text:visited-style-name="Index_20_Link">2.1Fichiers Header (.h)<text:tab/>2</text:a></text:p>
          <text:p text:style-name="P28"><text:a xlink:type="simple" xlink:href="#__RefHeading__120_1573302270" text:style-name="Index_20_Link" text:visited-style-name="Index_20_Link">3Nommage<text:tab/>2</text:a></text:p>
          <text:p text:style-name="P29"><text:a xlink:type="simple" xlink:href="#__RefHeading__122_1573302270" text:style-name="Index_20_Link" text:visited-style-name="Index_20_Link">3.1Règle général de nommage<text:tab/>2</text:a></text:p>
          <text:p text:style-name="P29"><text:a xlink:type="simple" xlink:href="#__RefHeading__124_1573302270" text:style-name="Index_20_Link" text:visited-style-name="Index_20_Link">3.2Noms des fichiers<text:tab/>2</text:a></text:p>
          <text:p text:style-name="P29"><text:a xlink:type="simple" xlink:href="#__RefHeading__126_1573302270" text:style-name="Index_20_Link" text:visited-style-name="Index_20_Link">3.3Noms des variables<text:tab/>2</text:a></text:p>
          <text:p text:style-name="P30"><text:a xlink:type="simple" xlink:href="#__RefHeading__128_1573302270" text:style-name="Index_20_Link" text:visited-style-name="Index_20_Link">3.3.1Nom des variables communes<text:tab/>2</text:a></text:p>
          <text:p text:style-name="P30"><text:a xlink:type="simple" xlink:href="#__RefHeading__130_1573302270" text:style-name="Index_20_Link" text:visited-style-name="Index_20_Link">3.3.2Noms des variables de classes<text:tab/>3</text:a></text:p>
          <text:p text:style-name="P29"><text:a xlink:type="simple" xlink:href="#__RefHeading__132_1573302270" text:style-name="Index_20_Link" text:visited-style-name="Index_20_Link">3.4Noms des constantes<text:tab/>3</text:a></text:p>
          <text:p text:style-name="P29"><text:a xlink:type="simple" xlink:href="#__RefHeading__134_1573302270" text:style-name="Index_20_Link" text:visited-style-name="Index_20_Link">3.5Noms des fonctions et méthodes<text:tab/>3</text:a></text:p>
          <text:p text:style-name="P30"><text:a xlink:type="simple" xlink:href="#__RefHeading__136_1573302270" text:style-name="Index_20_Link" text:visited-style-name="Index_20_Link">3.5.1Noms des fonctions/méthodes régulières<text:tab/>3</text:a></text:p>
          <text:p text:style-name="P30"><text:a xlink:type="simple" xlink:href="#__RefHeading__138_1573302270" text:style-name="Index_20_Link" text:visited-style-name="Index_20_Link">3.5.2Noms des accessors/mutators (getters/setters)<text:tab/>3</text:a></text:p>
          <text:p text:style-name="P29"><text:a xlink:type="simple" xlink:href="#__RefHeading__140_1573302270" text:style-name="Index_20_Link" text:visited-style-name="Index_20_Link">3.6Noms des enumérations<text:tab/>3</text:a></text:p>
          <text:p text:style-name="P29"><text:a xlink:type="simple" xlink:href="#__RefHeading__142_1573302270" text:style-name="Index_20_Link" text:visited-style-name="Index_20_Link">3.7Noms des classes<text:tab/>4</text:a></text:p>
          <text:p text:style-name="P28"><text:a xlink:type="simple" xlink:href="#__RefHeading__144_1573302270" text:style-name="Index_20_Link" text:visited-style-name="Index_20_Link">4Commentaires<text:tab/>4</text:a></text:p>
          <text:p text:style-name="P29"><text:a xlink:type="simple" xlink:href="#__RefHeading__146_1573302270" text:style-name="Index_20_Link" text:visited-style-name="Index_20_Link">4.1Entête de fichiers<text:tab/>4</text:a></text:p>
          <text:p text:style-name="P29"><text:a xlink:type="simple" xlink:href="#__RefHeading__148_1573302270" text:style-name="Index_20_Link" text:visited-style-name="Index_20_Link">4.2Commentaires de fonctions<text:tab/>4</text:a></text:p>
          <text:p text:style-name="P30"><text:a xlink:type="simple" xlink:href="#__RefHeading__150_1573302270" text:style-name="Index_20_Link" text:visited-style-name="Index_20_Link">4.2.1Déclaration de la fonction (.h en général)<text:tab/>4</text:a></text:p>
          <text:p text:style-name="P30"><text:a xlink:type="simple" xlink:href="#__RefHeading__152_1573302270" text:style-name="Index_20_Link" text:visited-style-name="Index_20_Link">4.2.2Définition de la fonction (implémentation)<text:tab/>5</text:a></text:p>
          <text:p text:style-name="P29"><text:a xlink:type="simple" xlink:href="#__RefHeading__154_1573302270" text:style-name="Index_20_Link" text:visited-style-name="Index_20_Link">4.3Commentaires des classes<text:tab/>5</text:a></text:p>
          <text:p text:style-name="P28"><text:a xlink:type="simple" xlink:href="#__RefHeading__158_1573302270" text:style-name="Index_20_Link" text:visited-style-name="Index_20_Link">5Autres<text:tab/>5</text:a></text:p>
          <text:p text:style-name="P29"><text:a xlink:type="simple" xlink:href="#__RefHeading__162_1573302270" text:style-name="Index_20_Link" text:visited-style-name="Index_20_Link">5.1Accolades<text:tab/>5</text:a></text:p>
          <text:p text:style-name="P29"><text:a xlink:type="simple" xlink:href="#__RefHeading__164_1573302270" text:style-name="Index_20_Link" text:visited-style-name="Index_20_Link">5.2Tabulation ou espace ?<text:tab/>5</text:a></text:p>
          <text:p text:style-name="P29"><text:a xlink:type="simple" xlink:href="#__RefHeading__160_1573302270" text:style-name="Index_20_Link" text:visited-style-name="Index_20_Link">5.3N'utiliser que des int ? Ou unsigned int ? (signés – non signés)<text:tab/>6</text:a></text:p>
          <text:p text:style-name="P28"><text:a xlink:type="simple" xlink:href="#__RefHeading__156_1573302270" text:style-name="Index_20_Link" text:visited-style-name="Index_20_Link">6Source<text:tab/>6</text:a></text:p>
        </text:index-body>
      </text:table-of-content>
      <text:p text:style-name="P2"/>
      <text:h text:style-name="P53" text:outline-level="1"><text:bookmark-start text:name="__RefHeading__116_1573302270"/>Général<text:bookmark-end text:name="__RefHeading__116_1573302270"/></text:h>
      <text:p text:style-name="P21">To<text:span text:style-name="T60">ut doit être écrit en anglais. (éventuellement pas les commentaires).</text:span></text:p>
      <text:h text:style-name="P48" text:outline-level="1"><text:bookmark-start text:name="__RefHeading__107_1573302270"/>Fichiers<text:bookmark-end text:name="__RefHeading__107_1573302270"/></text:h>
      <text:h text:style-name="P54" text:outline-level="2"><text:bookmark-start text:name="__RefHeading__118_1573302270"/>Fichiers Header <text:span text:style-name="T5">(.h)</text:span><text:bookmark-end text:name="__RefHeading__118_1573302270"/></text:h>
      <text:p text:style-name="P9"><text:span text:style-name="T4">C</text:span><text:span text:style-name="T3">haque fichier .h contient un #define pour empêcher les inclusions multiples.</text:span></text:p>
      <text:p text:style-name="P13">#ifndef FILENAME_H_</text:p>
      <text:p text:style-name="P14">#define FILENAME_H_</text:p>
      <text:p text:style-name="P14">…</text:p>
      <text:p text:style-name="P14">#endif // FILENAME_H_</text:p>
      <text:p text:style-name="P14"/>
      <text:h text:style-name="P49" text:outline-level="1"><text:bookmark-start text:name="__RefHeading__120_1573302270"/>Nommage<text:bookmark-end text:name="__RefHeading__120_1573302270"/></text:h>
      <text:h text:style-name="Heading_20_2" text:outline-level="2"><text:bookmark-start text:name="__RefHeading__122_1573302270"/>Règle général de nommage<text:bookmark-end text:name="__RefHeading__122_1573302270"/></text:h>
      <text:p text:style-name="Standard"><text:bookmark text:name="result_box"/><text:span text:style-name="T6">Les noms de fonctions, </text:span><text:span text:style-name="T7">de </text:span><text:span text:style-name="T6">variables de fichiers devraient être descripti</text:span><text:span text:style-name="T8">fs :</text:span><text:span text:style-name="T6"> éviter l</text:span><text:span text:style-name="T9">es </text:span><text:span text:style-name="T6">abréviation</text:span><text:span text:style-name="T9">s.</text:span></text:p>
      <text:h text:style-name="P56" text:outline-level="2"><text:bookmark-start text:name="__RefHeading__124_1573302270"/><text:span text:style-name="T61">Noms</text:span> des fichiers<text:bookmark-end text:name="__RefHeading__124_1573302270"/></text:h>
      <text:p text:style-name="P22"><text:span text:style-name="T10">Les noms des fichiers ne sont composés que de </text:span><text:span text:style-name="T11">minuscules</text:span><text:span text:style-name="T12">. </text:span><text:span text:style-name="T13">Les mots peuvent être séprarés par des « _ ». <text:s/></text:span><text:span text:style-name="T14">(</text:span><text:span text:style-name="T15">my_useful_class.cpp – </text:span><text:span text:style-name="T16">my_useful_class.h</text:span><text:span text:style-name="T15">)</text:span></text:p>
      <text:h text:style-name="P55" text:outline-level="2"><text:bookmark-start text:name="__RefHeading__126_1573302270"/><text:span text:style-name="T17">N</text:span><text:span text:style-name="T6">oms des variables</text:span><text:bookmark-end text:name="__RefHeading__126_1573302270"/></text:h>
      <text:h text:style-name="P67" text:outline-level="3"><text:bookmark-start text:name="__RefHeading__128_1573302270"/><text:span text:style-name="T19">N</text:span><text:span text:style-name="T18">om des variables communes</text:span><text:bookmark-end text:name="__RefHeading__128_1573302270"/></text:h>
      <text:p text:style-name="P10"><text:span text:style-name="T21">L</text:span><text:span text:style-name="T20">es variables </text:span><text:span text:style-name="T22">commence</text:span><text:span text:style-name="T24">nt</text:span><text:span text:style-name="T22"> par une minuscule et chaque nouveau mot commence par une majuscule.</text:span></text:p>
      <text:p text:style-name="P33">string tableName ;</text:p>
      <text:p text:style-name="P33"/>
      <text:p text:style-name="P33"/>
      <text:p text:style-name="P33"/>
      <text:h text:style-name="P68" text:outline-level="3"><text:bookmark-start text:name="__RefHeading__130_1573302270"/><text:soft-page-break/>Noms des variables de classes<text:bookmark-end text:name="__RefHeading__130_1573302270"/></text:h>
      <text:p text:style-name="P23"><text:span text:style-name="T27">M</text:span><text:span text:style-name="T6">ême chose que les variables communes ;</text:span></text:p>
      <text:p text:style-name="P34">class TableInfo {</text:p>
      <text:p text:style-name="P34">private :</text:p>
      <text:p text:style-name="P16"><text:span text:style-name="T6"><text:tab/></text:span><text:span text:style-name="T28">string tableName ;</text:span></text:p>
      <text:p text:style-name="P34">} ;</text:p>
      <text:h text:style-name="P57" text:outline-level="2"><text:bookmark-start text:name="__RefHeading__132_1573302270"/>Noms des constantes<text:bookmark-end text:name="__RefHeading__132_1573302270"/></text:h>
      <text:p text:style-name="P25"><text:span text:style-name="T29">T</text:span><text:span text:style-name="T6">ous est en majuscule et les mots sont séparés par un « _ ».</text:span></text:p>
      <text:p text:style-name="P17"><text:span text:style-name="T6">const int </text:span><text:span text:style-name="T41">DAYS_IN_WEEK</text:span><text:span text:style-name="T6"> = 7 ;</text:span></text:p>
      <text:h text:style-name="P60" text:outline-level="2"><text:bookmark-start text:name="__RefHeading__134_1573302270"/><text:span text:style-name="T6">Noms des fonctions </text:span><text:span text:style-name="T32">et </text:span><text:span text:style-name="T31">méthodes</text:span><text:bookmark-end text:name="__RefHeading__134_1573302270"/></text:h>
      <text:h text:style-name="P70" text:outline-level="3"><text:bookmark-start text:name="__RefHeading__136_1573302270"/><text:span text:style-name="T30">N</text:span><text:span text:style-name="T6">oms des fonctions/</text:span><text:span text:style-name="T34">méthodes</text:span><text:span text:style-name="T6"> </text:span><text:span text:style-name="T33">régulières</text:span><text:bookmark-end text:name="__RefHeading__136_1573302270"/></text:h>
      <text:p text:style-name="P11"><text:span text:style-name="T21">L</text:span><text:span text:style-name="T23">es </text:span><text:span text:style-name="T25">fonctions</text:span><text:span text:style-name="T23"> </text:span><text:span text:style-name="T22">commence par une minuscule et chaque nouveau mot commence par une majuscule.</text:span></text:p>
      <text:p text:style-name="P15"><text:span text:style-name="T26">v</text:span><text:span text:style-name="T6">oid addTableEntry() ;</text:span></text:p>
      <text:h text:style-name="P69" text:outline-level="3"><text:bookmark-start text:name="__RefHeading__138_1573302270"/>Noms des accessors/mutators (getters/setters)<text:bookmark-end text:name="__RefHeading__138_1573302270"/></text:h>
      <text:p text:style-name="P24"><text:span text:style-name="T6">Les getters/setters commencent par get/set suivi de la même convention que pour les fonctions normales </text:span><text:span text:style-name="T35">(le 1</text:span><text:span text:style-name="T62">er</text:span><text:span text:style-name="T35"> mot commençant par une majuscule!).</text:span></text:p>
      <text:p text:style-name="P36">int getNumEntries() ;</text:p>
      <text:p text:style-name="P18"><text:span text:style-name="T6">void </text:span><text:span text:style-name="T36">setNumEntries(int </text:span><text:span text:style-name="T37">newValue</text:span><text:span text:style-name="T36">) ;</text:span></text:p>
      <text:h text:style-name="P61" text:outline-level="2"><text:bookmark-start text:name="__RefHeading__140_1573302270"/><text:span text:style-name="T36">N</text:span><text:span text:style-name="T6">oms des enumérations</text:span><text:bookmark-end text:name="__RefHeading__140_1573302270"/></text:h>
      <text:p text:style-name="P40">Le nom de l'énumérations commence par une majuscule et ses champs se nomment comme les constantes.</text:p>
      <text:p text:style-name="P19"><text:span text:style-name="T38">e</text:span><text:span text:style-name="T6">num AlternateUrlTableErrors {</text:span></text:p>
      <text:p text:style-name="P19"><text:span text:style-name="T6"><text:tab/></text:span><text:span text:style-name="T39">OK = 0,</text:span></text:p>
      <text:p text:style-name="P19"><text:span text:style-name="T39"><text:tab/>OUT_OF_MEMORY </text:span><text:span text:style-name="T40">= 1</text:span><text:span text:style-name="T39">,</text:span></text:p>
      <text:p text:style-name="P37">} ;</text:p>
      <text:p text:style-name="P37"/>
      <text:p text:style-name="P37"/>
      <text:h text:style-name="P58" text:outline-level="2"><text:bookmark-start text:name="__RefHeading__142_1573302270"/><text:soft-page-break/>Noms des classes<text:bookmark-end text:name="__RefHeading__142_1573302270"/></text:h>
      <text:p text:style-name="P41">Les classes ont la même convention que les variables normales. Elles sont juste une majuscule au début.</text:p>
      <text:p text:style-name="P35">class TableInfo {</text:p>
      <text:p text:style-name="P35">} ;</text:p>
      <text:h text:style-name="P50" text:outline-level="1"><text:bookmark-start text:name="__RefHeading__144_1573302270"/><text:span text:style-name="T39">C</text:span><text:span text:style-name="T6">ommentaires</text:span><text:bookmark-end text:name="__RefHeading__144_1573302270"/></text:h>
      <text:h text:style-name="P62" text:outline-level="2"><text:bookmark-start text:name="__RefHeading__146_1573302270"/><text:span text:style-name="T42">E</text:span><text:span text:style-name="T43">ntête de fichier</text:span><text:span text:style-name="T44">s</text:span><text:bookmark-end text:name="__RefHeading__146_1573302270"/></text:h>
      <text:p text:style-name="P4"><text:bookmark text:name="result_box1"/>Chaque fichier doit avoir un commentaire en haut <text:span text:style-name="T70">contenant :</text:span></text:p>
      <text:p text:style-name="P5">- <text:span text:style-name="T70">le nom de l'autre (des auteurs)</text:span></text:p>
      <text:p text:style-name="P5">- <text:span text:style-name="T71">la date de création</text:span></text:p>
      <text:p text:style-name="P5">- <text:span text:style-name="T71">une description de </text:span>son <text:span text:style-name="T69">contenu.</text:span><text:line-break/><text:line-break/>En général, un fichier .h décrira les classes qui sont déclarées dans le fichier avec un aperçu de ce qu'<text:span text:style-name="T63">elles</text:span> sont et comment <text:span text:style-name="T63">elles</text:span> sont utilisé<text:span text:style-name="T64">e</text:span>s. </text:p>
      <text:p text:style-name="P3">Un fichier .c<text:span text:style-name="T65">pp</text:span> devrait contenir plus d'informations sur les détails de mise en œuvre ou des discussions <text:span text:style-name="T66">sur </text:span>des algorithmes difficiles. <text:line-break/><text:line-break/><text:span text:style-name="T67">Essayer de ne pas dupliquer les commentaires entre le .h et le .cpp </text:span>. </text:p>
      <text:p text:style-name="P3"><text:span text:style-name="T68">Les c</text:span>ommentaires doubles <text:span text:style-name="T68">peuvent diverger</text:span>.</text:p>
      <text:p text:style-name="P37"/>
      <text:p text:style-name="P37">/**</text:p>
      <text:p text:style-name="P20"><text:span text:style-name="T6">* </text:span><text:span text:style-name="T45">Auteur :Thibaud Duchoud</text:span></text:p>
      <text:p text:style-name="P20"><text:span text:style-name="T6">* </text:span><text:span text:style-name="T45">Date : 22.04.2015</text:span></text:p>
      <text:p text:style-name="P38">*</text:p>
      <text:p text:style-name="P38">* Description</text:p>
      <text:p text:style-name="P38">* --------------</text:p>
      <text:p text:style-name="P38">* Bla bla bla.</text:p>
      <text:p text:style-name="P37">*/</text:p>
      <text:h text:style-name="P59" text:outline-level="2"><text:bookmark-start text:name="__RefHeading__148_1573302270"/>Commentaires de fonctions<text:bookmark-end text:name="__RefHeading__148_1573302270"/></text:h>
      <text:h text:style-name="P71" text:outline-level="3"><text:bookmark-start text:name="__RefHeading__150_1573302270"/><text:span text:style-name="T46">D</text:span><text:span text:style-name="T6">éclaration de la fonction </text:span><text:span text:style-name="T47">(.h en général)</text:span><text:bookmark-end text:name="__RefHeading__150_1573302270"/></text:h>
      <text:p text:style-name="P31"><text:bookmark text:name="result_box2"/>Chaque déclaration de fonction devrait avoir des commentaires qui décrivent ce que fait fonction et comment l'utiliser. </text:p>
      <text:p text:style-name="P6"/>
      <text:p text:style-name="P32"><text:soft-page-break/><text:line-break/><text:line-break/>Types de choses à mentionner dans les commentaires à la déclaration de la fonction:</text:p>
      <text:p text:style-name="P7"/>
      <text:p text:style-name="P7"><text:span text:style-name="T72"><text:s text:c="5"/>- Description de ce que fait la fonction et comment l'utiliser.<text:line-break/> <text:s text:c="4"/>- Description des entrées/sorties. (param. entrés et retour).</text:span><text:span text:style-name="T1"><text:line-break/> <text:s text:c="4"/>- </text:span><text:span text:style-name="T2">Si la fonction alloue de la mémoire que l'appelant doit libérer.</text:span></text:p>
      <text:p text:style-name="P42"/>
      <text:h text:style-name="P72" text:outline-level="3"><text:bookmark-start text:name="__RefHeading__152_1573302270"/><text:span text:style-name="T46">D</text:span><text:span text:style-name="T6">éfinition de la fonction (implémentation)</text:span><text:bookmark-end text:name="__RefHeading__152_1573302270"/></text:h>
      <text:p text:style-name="P26"><text:span text:style-name="T48">E</text:span><text:span text:style-name="T6">ventuellement si la fonction fait quelque chose de délicat, </text:span><text:span text:style-name="T49">il faudrait un commentaire explicatif. </text:span><text:span text:style-name="T50">(ne pas répéter les commentaires du .h).</text:span></text:p>
      <text:h text:style-name="P63" text:outline-level="2"><text:bookmark-start text:name="__RefHeading__154_1573302270"/><text:span text:style-name="T50">C</text:span><text:span text:style-name="T6">ommentaires des classes</text:span><text:bookmark-end text:name="__RefHeading__154_1573302270"/></text:h>
      <text:p text:style-name="P8"><text:bookmark text:name="result_box3"/><text:span text:style-name="T51">Chaque définition de classe doit avoir un commentaire qui décrit </text:span><text:span text:style-name="T52">cette classe et comment elle doit être utilisée.</text:span></text:p>
      <text:h text:style-name="P51" text:outline-level="1"><text:bookmark-start text:name="__RefHeading__158_1573302270"/><text:span text:style-name="T52">A</text:span><text:span text:style-name="T6">utres</text:span><text:bookmark-end text:name="__RefHeading__158_1573302270"/></text:h>
      <text:h text:style-name="P64" text:outline-level="2"><text:bookmark-start text:name="__RefHeading__162_1573302270"/><text:span text:style-name="T53">A</text:span><text:span text:style-name="T6">ccolades</text:span><text:bookmark-end text:name="__RefHeading__162_1573302270"/></text:h>
      <text:p text:style-name="P27"><text:span text:style-name="T55">J</text:span><text:span text:style-name="T6">e pense qu'on va utiliser les accolades </text:span><text:span text:style-name="T57">avec </text:span><text:span text:style-name="T6">cette convention (accolades « du haut » juste après le nom et nom par après un retour à la ligne)..</text:span></text:p>
      <text:p text:style-name="P39">Class A {</text:p>
      <text:p text:style-name="P39">} ;</text:p>
      <text:p text:style-name="P39">if(a == 1) {</text:p>
      <text:p text:style-name="P39"/>
      <text:p text:style-name="P39">} else if (a == 2) {</text:p>
      <text:p text:style-name="P39"/>
      <text:p text:style-name="P39">} else {</text:p>
      <text:p text:style-name="P39"/>
      <text:p text:style-name="P39">}</text:p>
      <text:h text:style-name="P65" text:outline-level="2"><text:bookmark-start text:name="__RefHeading__164_1573302270"/><text:span text:style-name="T55">T</text:span><text:span text:style-name="T6">abulation ou espace ?</text:span><text:bookmark-end text:name="__RefHeading__164_1573302270"/></text:h>
      <text:p text:style-name="P43">On utilise soit des espaces soit des indentations, pas les deux.</text:p>
      <text:p text:style-name="P46"><text:span text:style-name="T6">Je pense qu'il est mieux d'utiliser </text:span><text:span text:style-name="T59">3 espaces comme indentation.</text:span></text:p>
      <text:p text:style-name="P47"><text:span text:style-name="T59">C</text:span><text:span text:style-name="T6">onfigurer l'IDE pour qu'il utilise 3 espace comme tabulation.</text:span></text:p>
      <text:h text:style-name="P66" text:outline-level="2"><text:bookmark-start text:name="__RefHeading__160_1573302270"/><text:soft-page-break/><text:span text:style-name="T6">N'utiliser que des int ? Ou unsigned int ? </text:span><text:span text:style-name="T54">(signés – non signés)</text:span><text:bookmark-end text:name="__RefHeading__160_1573302270"/></text:h>
      <text:p text:style-name="P45"><text:span text:style-name="T6">Comme c'est René je pense qu'il faut utiliser les unsigned quand c'est nécessaire ;)</text:span></text:p>
      <text:h text:style-name="P52" text:outline-level="1"><text:bookmark-start text:name="__RefHeading__156_1573302270"/>Source<text:bookmark-end text:name="__RefHeading__156_1573302270"/></text:h>
      <text:p text:style-name="P12"><text:a xlink:type="simple" xlink:href="https://google-styleguide.googlecode.com/svn/trunk/cppguide.html" text:style-name="Internet_20_link" text:visited-style-name="Visited_20_Internet_20_Link"><text:span text:style-name="T3">https://google-styleguide.googlecode.com/svn/trunk/cppguide.html</text:span></text:a></text:p>
      <text:p text:style-name="P44">http://geosoft.no/development/cppstyle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Gras Italique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 fo:background-color="transparent" style:shadow="none" text:number-lines="true" text:line-number="0">
        <style:tab-stops/>
        <style:background-image/>
      </style:paragraph-properties>
      <style:text-properties style:font-name="Arial1" fo:font-family="Arial" style:font-style-name="Gras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text:number-lines="true" text:line-number="1"/>
      <style:text-properties style:font-name="Arial1" fo:font-family="Arial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style:font-name="Arial1" fo:font-family="Arial" style:font-style-name="Gras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style:font-name="Arial2" fo:font-family="Arial" style:font-style-name="Gras Italique" style:font-family-generic="swiss" style:font-pitch="variable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Line_20_numbering" style:display-name="Line numbering" style:family="text"/>
    <style:style style:name="Numbering_20_Symbols" style:display-name="Numbering Symbols" style:family="text"/>
    <style:style style:name="Drop_20_Caps" style:display-name="Drop Caps" style:family="text"/>
    <style:style style:name="Caption_20_characters" style:display-name="Caption characters" style:family="text"/>
    <style:style style:name="Page_20_Number" style:display-name="Page Number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5:39:16.248343934</meta:creation-date>
    <dc:date>2015-03-26T17:05:14.028692834</dc:date>
    <meta:editing-duration>PT1H7M26S</meta:editing-duration>
    <meta:editing-cycles>166</meta:editing-cycles>
    <meta:generator>LibreOffice/4.3.6.2$Linux_X86_64 LibreOffice_project/430m0$Build-2</meta:generator>
    <meta:document-statistic meta:table-count="0" meta:image-count="0" meta:object-count="0" meta:page-count="6" meta:paragraph-count="116" meta:word-count="757" meta:character-count="4665" meta:non-whitespace-character-count="4020"/>
  </office:meta>
</office:document-meta>
</file>